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ntions Légales et Conditions Générales d’Utilisation </text:h>
      <text:h text:style-name="Heading_20_2" text:outline-level="2">Préambule :</text:h>
      <text:p text:style-name="Text_20_body">AZTREK est une agence de voyage et un tour opérateur français qui propose via son ou ses site(s) internet ci-après « le Site »), l’élaboration et la vente de voyages d’aventure à destination du monde entier.</text:p>
      <text:p text:style-name="Text_20_body">Les présentes Conditions Générales d’Utilisation (ci-après désignées « CGU ») ont vocation à s’appliquer de façon exclusive entre Terres d'Aventure et toutes personnes souhaitant accéder au Site et /ou utiliser les services proposées depuis le Site (ci-après « l’Utilisateur »). </text:p>
      <text:p text:style-name="Text_20_body">Toute utilisation des services proposés via le Site emporte de plein droit l’application des présentes CGU. Nous vous invitons à les lire attentivement. </text:p>
      <text:p text:style-name="Text_20_body">Nous vous informons que les dispositions des présentes CGU sont susceptibles d’être modifiées notamment en raison de l’évolution législative et/ou réglementaire, sans que la responsabilité de Terres d'Aventure puisse être recherchée. Les modifications prendront effet à leur publication sur le Site (sauf indication contraire). La dernière version mise à jour, sera disponible à tous et accessible en permanence sur le Site, en cliquant sur le lien figurant en bas de page du Site dans la rubrique ‘Mentions légales et conditions générales d’utilisation’.</text:p>
      <text:h text:style-name="Heading_20_2" text:outline-level="2">Article 1 : Mentions légales </text:h>
      <text:p text:style-name="Text_20_body">1.1. Le Site est édité par la société Aztrek SAS au capital social de 1 000 000 €, inscrite au Registre du Commerce et des Sociétés de Paris sous le numéro 305 691 149, dont le siège social est situé au 30 rue Saint-Augustin - 75002 Paris, représentée par son Président, <text:s/>représentée par Mr Lionel Habasque. Téléphone : 01 70 82 90 00 - N° TVA Intracommunautaire : FR54305691149. </text:p>
      <text:p text:style-name="Text_20_body">1.2. Le Site est hébergé par la société DC 44000 Nantes</text:p>
      <text:p text:style-name="Text_20_body"/>
      <text:h text:style-name="Heading_20_2" text:outline-level="2">Article 2 : Définition </text:h>
      <text:p text:style-name="Text_20_body">Le Site : désigne le site web de la société Atrek accessible depuis l’adresse <text:a xlink:type="simple" xlink:href="https://www.terdav.com/" text:style-name="Internet_20_link" text:visited-style-name="Visited_20_Internet_20_Link">www.aztrek.com</text:a>.</text:p>
      <text:p text:style-name="Text_20_body">Utilisateur : tout internaute qui navigue et/ou utilise les services proposés par Terres d'Aventure depuis le Site.</text:p>
      <text:p text:style-name="Text_20_body">Services : désignent tous les services proposés par Terres d'Aventure à savoir les prestations de voyages ainsi que les prestations de services associés.</text:p>
      <text:p text:style-name="Text_20_body">Client : tout internaute qui après avoir accédé au Site, (i) s’inscrit à la Newsletter, et/ou (ii) formule une demande de devis, et/ou (iii) souscrit de manière ferme ou optionnelle un voyage, et/ou (iv) accepte une proposition de prestations de voyages reçue de Terres d'Aventure.</text:p>
      <text:h text:style-name="Heading_20_2" text:outline-level="2">Article 3 : Utilisation du Site</text:h>
      <text:p text:style-name="Text_20_body">Le Site est accessible gratuitement en tout lieu par tout Utilisateur disposant d’un accès à internet. Tous les frais supportés par l’Utilisateur pour accéder aux Services demeurent à sa charge. De même, Terres d'Aventure ne saurait être tenue pour responsable de tout problème de connexion <text:soft-page-break/>internet imputable à tout équipement et/ ou opérateur auxquels a recourt l’Utilisateur (débit réduit ou connexion interrompue notamment). </text:p>
      <text:p text:style-name="Text_20_body">Depuis le Site, les Utilisateurs ont accès aux informations et/ou aux Services suivants : </text:p>
      <text:list xml:id="list4767192014341265203" text:style-name="L1">
        <text:list-item>
          <text:p text:style-name="P3">Une offre de voyage variée et portant sur la plupart des pays ouverts aux voyages (accès gratuit à tout internaute) </text:p>
        </text:list-item>
        <text:list-item>
          <text:p text:style-name="P3">Une information détaillée sur les divers produits et services proposés par Terres d'Aventure (accès gratuit à tout internaute) </text:p>
        </text:list-item>
        <text:list-item>
          <text:p text:style-name="P3">Un accès spécifique pour faire souscrire de manière ferme ou optionnelle un voyage, faire une demande de devis en ligne </text:p>
        </text:list-item>
        <text:list-item>
          <text:p text:style-name="P1">Un accès à un espace personnalisé accessible à tout Client disposant de codes d’accès pour visualiser l’état du dossier Client géré par Terres d'Aventure et/ou le contrat de voyage souscrit. </text:p>
        </text:list-item>
      </text:list>
      <text:h text:style-name="Heading_20_2" text:outline-level="2">Article 4 : Garantie et Responsabilité </text:h>
      <text:p text:style-name="Text_20_body">Terres d'Aventure fera ses meilleurs efforts pour permettre l’accès au Site 24h/24h, 7jours / 7, sauf en cas de force majeure ou d’un événement hors de contrôle de Terres d'Aventure et sous réserve des éventuelles pannes et interventions de maintenance nécessaires au bon fonctionnement du Site.</text:p>
      <text:p text:style-name="Text_20_body">En effet, pour la bonne gestion du Site, Terres d'Aventure pourra à tout moment :</text:p>
      <text:list xml:id="list4634703483194789638" text:style-name="L2">
        <text:list-item>
          <text:p text:style-name="P4">Suspendre, interrompre ou limiter l’accès à tout ou partie du Site, réserver l’accès au Site, ou à certaines parties du Site, </text:p>
        </text:list-item>
        <text:list-item>
          <text:p text:style-name="P4">Supprimer toute information pouvant en perturber le fonctionnement ou entrant en contradiction avec la réglementation applicable, </text:p>
        </text:list-item>
        <text:list-item>
          <text:p text:style-name="P2">Suspendre le Site afin de procéder à des mises à jour. </text:p>
        </text:list-item>
      </text:list>
      <text:p text:style-name="Text_20_body">La responsabilité de Terres d'Aventure ne pourra être engagée en cas de défaillance, panne, difficulté ou interruption de fonctionnement, empêchant l’accès au Site ou à une de ses fonctionnalités.</text:p>
      <text:p text:style-name="Text_20_body">Le matériel de connexion au Site demeure sous la responsabilité de l’Utilisateur qui devra prendre toutes les mesures appropriées pour protéger son matériel ainsi que ses propres données notamment en cas d’attaques virales par internet. La responsabilité de Terres d'Aventure ne pourra être recherchée, l’Utilisateur demeurant le seul responsable des sites internet et données consultés.</text:p>
      <text:h text:style-name="Heading_20_2" text:outline-level="2">Article 5 : Obligations générales de l’Utilisateur du Site</text:h>
      <text:p text:style-name="Text_20_body">L’Utilisateur s’engage à utiliser le Site conformément aux dispositions des présentes CGU, à l’ordre public et aux bonnes mœurs, dans le respect du droit de propriété intellectuelle et du droit à l’image. A défaut de respecter ces dispositions, Terres d'Aventure pourra engager la responsabilité de l’Utilisateur.</text:p>
      <text:p text:style-name="Text_20_body"/>
      <text:p text:style-name="Text_20_body">En utilisant les Services, l’Utilisateur et le Client déclarent et garantissent que (a) toutes les informations que communiquées sont véridiques et précises ; (b) qu’ils maintiennent l'exactitude de ces informations ; (c) leur utilisation du Service ne viole aucune loi ou réglementation applicable. </text:p>
      <text:h text:style-name="Heading_20_2" text:outline-level="2">Article 6 : Propriété intellectuelle</text:h>
      <text:p text:style-name="Text_20_body">Tous contenus et matériels sur le Service, tels que les textes, graphiques, vidéos, œuvres audiovisuelles, logos, photographies, icônes, images, clips audio et logiciels, sont la propriété de Terres d'Aventure ou de ses concédants de licence et ils sont protégés par les lois sur les droits <text:soft-page-break/>d'auteur en vigueur en France et les lois internationales applicables. Les contenus et matériels présents sur le Site, exploité, concédé sous licence ou contrôlé par Terres d'Aventure ne peuvent être copiés, sauf par un Utilisateur uniquement pour son utilisation personnelle, et de tels contenus et matériels ne peuvent être distribués, republiés, téléchargés, publiés ou transmis d'une quelconque manière, sans l'autorisation écrite préalable de Terres d’Aventure. La modification ou l'utilisation du contenu ou matériel à toute autre fin violerait les droits de propriété intellectuelle de Terres d'Aventure et/ou de ses concédants de licence. </text:p>
      <text:p text:style-name="Text_20_body">Terres d'Aventure, et autres marques et logos de Terres d'Aventure sont des marques déposées et/ou logo non déposés de Terres d'Aventure (les « Marques Terres d'Aventure»), sont la propriété de Terres d'Aventure. L'utilisation non autorisée de ces marques est interdite par la loi. Aucune partie du Service ni des CGU ne doit être interprétée comme concédant, implicitement, ou autrement, un(e) quelconque licence ou droit d'utilisation d'une quelconque Marque affichée sur ce Service sans l'autorisation écrite préalable de Terres d'Aventure spécifique pour chaque utilisation. L'utilisation de toute Marque dans le cadre d'un lien vers ou depuis un quelconque site Internet est interdite sans l'autorisation écrite préalable de Terres d'Aventure. </text:p>
      <text:h text:style-name="Heading_20_2" text:outline-level="2">Article 7 : Collecte des données personnelles </text:h>
      <text:p text:style-name="Text_20_body">Pour en savoir plus sur la collecte et le traitement des données à caractère personnel ainsi que sur notre utilisation des Cookies, nous vous remercions de vous reporter à la <text:a xlink:type="simple" xlink:href="https://www.terdav.com/informations/politique-confidentialite-donnees" text:style-name="Internet_20_link" text:visited-style-name="Visited_20_Internet_20_Link">Politique de gestion des données personnelles</text:a>.</text:p>
      <text:h text:style-name="Heading_20_2" text:outline-level="2"/>
      <text:p text:style-name="Text_20_body"><text:a xlink:type="simple" xlink:href="https://www.terdav.com/informations/conditions-vente" text:style-name="Internet_20_link" text:visited-style-name="Visited_20_Internet_20_Link">Consulter les conditions de vente</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aume Trotoux</meta:initial-creator>
    <meta:creation-date>2019-02-27T13:55:46</meta:creation-date>
    <dc:date>2019-02-27T14:15:01</dc:date>
    <dc:creator>Guillaume Trotoux</dc:creator>
    <meta:editing-duration>PT4M12S</meta:editing-duration>
    <meta:editing-cycles>2</meta:editing-cycles>
    <meta:generator>OpenOffice/4.1.3$Unix OpenOffice.org_project/413m1$Build-9783</meta:generator>
    <meta:document-statistic meta:table-count="0" meta:image-count="0" meta:object-count="0" meta:page-count="3" meta:paragraph-count="38" meta:word-count="1151" meta:character-count="7503"/>
  </office:meta>
</office:document-meta>
</file>